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01C6CF61F56AC410.png" manifest:media-type="image/png"/>
  <manifest:file-entry manifest:full-path="Pictures/1000000000000556000003003F23640A0B5065A0.png" manifest:media-type="image/png"/>
  <manifest:file-entry manifest:full-path="Pictures/1000000000000556000003000F67599D9449BEDC.png" manifest:media-type="image/png"/>
  <manifest:file-entry manifest:full-path="Pictures/100000000000055600000300A3AB73747D9A063E.png" manifest:media-type="image/png"/>
  <manifest:file-entry manifest:full-path="Pictures/100000000000055600000300611F71F63023FC68.png" manifest:media-type="image/png"/>
  <manifest:file-entry manifest:full-path="Pictures/100000000000055600000300AA68DD1F85ACF995.png" manifest:media-type="image/png"/>
  <manifest:file-entry manifest:full-path="Pictures/100000000000055600000300E8A317D377FD364F.png" manifest:media-type="image/png"/>
  <manifest:file-entry manifest:full-path="Pictures/100000000000055600000300EDD069CCC15399A1.png" manifest:media-type="image/png"/>
  <manifest:file-entry manifest:full-path="Pictures/1000000000000556000003000A497EE1090760B2.png" manifest:media-type="image/png"/>
  <manifest:file-entry manifest:full-path="Pictures/100000000000055600000300635D1E9E09ECFD29.png" manifest:media-type="image/png"/>
  <manifest:file-entry manifest:full-path="Pictures/10000000000005560000030022FDE2602370CE74.png" manifest:media-type="image/png"/>
  <manifest:file-entry manifest:full-path="Pictures/100000000000055600000300449A2F94C0A462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.852in" svg:y="-0.0618in" svg:width="11.9465in" svg:height="6.7165in" draw:z-index="0"><draw:image xlink:href="Pictures/100000000000055600000300449A2F94C0A4628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4.2291in" svg:height="8in" draw:z-index="1"><draw:image xlink:href="Pictures/10000000000005560000030022FDE2602370CE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width="14.2291in" svg:height="8in" draw:z-index="2"><draw:image xlink:href="Pictures/1000000000000556000003000A497EE1090760B2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4" text:anchor-type="char" svg:width="14.2291in" svg:height="8in" draw:z-index="3"><draw:image xlink:href="Pictures/100000000000055600000300EDD069CCC15399A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5" text:anchor-type="char" svg:width="14.2291in" svg:height="8in" draw:z-index="4"><draw:image xlink:href="Pictures/100000000000055600000300635D1E9E09ECFD29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6" text:anchor-type="char" svg:width="14.2291in" svg:height="8in" draw:z-index="5"><draw:image xlink:href="Pictures/100000000000055600000300AA68DD1F85ACF9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7" text:anchor-type="char" svg:width="14.2291in" svg:height="8in" draw:z-index="6"><draw:image xlink:href="Pictures/100000000000055600000300611F71F63023FC68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8" text:anchor-type="char" svg:width="14.2291in" svg:height="8in" draw:z-index="7"><draw:image xlink:href="Pictures/100000000000055600000300A3AB73747D9A063E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9" text:anchor-type="char" svg:width="14.2291in" svg:height="8in" draw:z-index="8"><draw:image xlink:href="Pictures/100000000000055600000300E8A317D377FD364F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0" text:anchor-type="char" svg:width="14.2291in" svg:height="8in" draw:z-index="9"><draw:image xlink:href="Pictures/1000000000000556000003003F23640A0B5065A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1" text:anchor-type="char" svg:width="14.2291in" svg:height="8in" draw:z-index="10"><draw:image xlink:href="Pictures/10000000000005560000030001C6CF61F56AC41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2" text:anchor-type="char" svg:width="14.2291in" svg:height="8in" draw:z-index="11"><draw:image xlink:href="Pictures/1000000000000556000003000F67599D9449BED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20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20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22:21:20.058062509</meta:creation-date>
    <dc:date>2023-01-17T13:41:16.702785483</dc:date>
    <meta:editing-duration>PT15M11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1" meta:paragraph-count="0" meta:word-count="0" meta:character-count="0" meta:non-whitespace-character-count="0"/>
  </office:meta>
</office:document-meta>
</file>